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color="#ffffff" fo:font-family="'Arial Black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color="#ffffff" fo:font-family="'Arial Black'" style:font-style-name="Normalny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family="'Arial Black'" style:font-style-name="Normalny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Wody Jordanu</text:span><text:span text:style-name="T1"><text:line-break/></text:span><text:span text:style-name="T1">weselcie się, </text:span><text:span text:style-name="T1"><text:line-break/></text:span><text:span text:style-name="T1">nasz Zbawiciel przychodzi,</text:span><text:span text:style-name="T1"><text:line-break/></text:span><text:span text:style-name="T1">Woda Życia,</text:span><text:span text:style-name="T1"><text:line-break/></text:span><text:span text:style-name="T1">zdrój na pusty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1. Jeśli ktoś jest spragniony,</text:span><text:span text:style-name="T1"><text:line-break/></text:span><text:span text:style-name="T1">A wierzy we Mnie,</text:span><text:span text:style-name="T1"><text:line-break/></text:span><text:span text:style-name="T1">Niech przyjdzie do Mnie i pije.</text:span><text:span text:style-name="T1"><text:line-break/></text:span><text:span text:style-name="T1">Strumienie wody żywej popłyną z jego wnętrz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Wody Jordanu</text:span><text:span text:style-name="T1"><text:line-break/></text:span><text:span text:style-name="T1">weselcie się, </text:span><text:span text:style-name="T1"><text:line-break/></text:span><text:span text:style-name="T1">nasz Zbawiciel przychodzi,</text:span><text:span text:style-name="T1"><text:line-break/></text:span><text:span text:style-name="T1">Woda Życia,</text:span><text:span text:style-name="T1"><text:line-break/></text:span><text:span text:style-name="T1">zdrój na pusty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.001cm" presentation:class="title" presentation:user-transformed="true">
          <draw:text-box>
            <text:p><text:span text:style-name="T1">2. Kto będzie pił wodę, którą Ja mu dam,</text:span><text:span text:style-name="T1"><text:line-break/></text:span><text:span text:style-name="T1">Nie będzie pragnął na wieki,</text:span><text:span text:style-name="T1"><text:line-break/></text:span><text:span text:style-name="T1">Lecz woda, którą Ja mu dam stanie się w nim źródłem wody,</text:span><text:span text:style-name="T1"><text:line-break/></text:span><text:span text:style-name="T1">Wytryskującej ku życiu wiecznem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3"><text:span text:style-name="T1">Wody Jordanu</text:span><text:span text:style-name="T1"><text:line-break/></text:span><text:span text:style-name="T1">weselcie się, </text:span><text:span text:style-name="T1"><text:line-break/></text:span><text:span text:style-name="T1">nasz Zbawiciel przychodzi,</text:span><text:span text:style-name="T1"><text:line-break/></text:span><text:span text:style-name="T1">Woda Życia,</text:span><text:span text:style-name="T1"><text:line-break/></text:span><text:span text:style-name="T1">zdrój na pustyn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.001cm" presentation:class="title" presentation:user-transformed="true">
          <draw:text-box>
            <text:p><text:span text:style-name="T1">3. Bo rozleje wody po spragnionej glebie</text:span><text:span text:style-name="T1"><text:line-break/></text:span><text:span text:style-name="T1">I zdroje po wyschniętej ziemi.</text:span><text:span text:style-name="T1"><text:line-break/></text:span><text:span text:style-name="T1">Przeleję Ducha Mego na twoje plemię</text:span><text:span text:style-name="T1"><text:line-break/></text:span><text:span text:style-name="T1">I błogosławieństwo Moje na twoich potomkó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><text:span text:style-name="T2">Wody Jordanu</text:span><text:span text:style-name="T2"><text:line-break/></text:span><text:span text:style-name="T2">weselcie się, </text:span><text:span text:style-name="T2"><text:line-break/></text:span><text:span text:style-name="T2">nasz Zbawiciel przychodzi,</text:span><text:span text:style-name="T2"><text:line-break/></text:span><text:span text:style-name="T2">Woda Życia,</text:span><text:span text:style-name="T2"><text:line-break/></text:span><text:span text:style-name="T2">zdrój na pusty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.493cm" svg:x="0cm" svg:y="-0.245cm" presentation:class="title" presentation:user-transformed="true">
          <draw:text-box>
            <text:p><text:span text:style-name="T1">4. Pan cię zawsze prowadzić będzie,</text:span><text:span text:style-name="T1"><text:line-break/></text:span><text:span text:style-name="T1">Nasyci duszę twoją na pustkowiach,</text:span><text:span text:style-name="T1"><text:line-break/></text:span><text:span text:style-name="T1">Odmłodzi twoje kości tak, że będziesz jak zroszony ogród</text:span><text:span text:style-name="T1"><text:line-break/></text:span><text:span text:style-name="T1">I jak źródło wody, co się nie wyczerpi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><text:span text:style-name="T2">Wody Jordanu</text:span><text:span text:style-name="T2"><text:line-break/></text:span><text:span text:style-name="T2">weselcie się, </text:span><text:span text:style-name="T2"><text:line-break/></text:span><text:span text:style-name="T2">nasz Zbawiciel przychodzi,</text:span><text:span text:style-name="T2"><text:line-break/></text:span><text:span text:style-name="T2">Woda Życia,</text:span><text:span text:style-name="T2"><text:line-break/></text:span><text:span text:style-name="T2">zdrój na pustyn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2-01T20:15:21.33</dc:date>
    <meta:editing-duration>PT55M11S</meta:editing-duration>
    <meta:editing-cycles>24</meta:editing-cycles>
    <meta:generator>OpenOffice/4.1.1$Win32 OpenOffice.org_project/411m6$Build-9775</meta:generator>
    <dc:creator>Woda Życia</dc:creator>
    <meta:document-statistic meta:object-count="48"/>
  </office:meta>
</office:document-meta>
</file>